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55600000300BB0EE136FA0CFB6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Calibri" svg:font-family="Calibri"/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Default_5f_1">
      <style:graphic-properties draw:stroke="none" svg:stroke-width="0cm" draw:fill="solid" draw:fill-color="#c4e0b2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Default_5f_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OBJECT-outline1">
      <style:graphic-properties draw:stroke="none" svg:stroke-width="0cm" draw:fill="solid" draw:fill-color="#bbd6e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2" style:family="paragraph">
      <style:paragraph-properties fo:margin-left="0.635cm" fo:margin-right="0cm" fo:margin-top="0.353cm" fo:margin-bottom="0cm" fo:line-height="90%" fo:text-align="start" fo:text-indent="-0.14cm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.353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solid" draw:fill-color="#bbd6ee"/>
      <style:paragraph-properties fo:text-align="center" style:writing-mode="lr-tb" style:font-independent-line-spacing="true"/>
      <style:text-properties fo:font-size="28pt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.1999998092651pt" style:font-size-asian="14pt" style:font-size-complex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3.1999998092651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8" style:family="paragraph">
      <loext:graphic-properties draw:fill="solid" draw:fill-color="#c4e0b2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11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2" style:family="text">
      <style:text-properties fo:font-variant="normal" fo:text-transform="none" fo:color="#88888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3" style:family="text">
      <style:text-properties fo:font-variant="normal" fo:text-transform="none" fo:color="#262626" style:text-line-through-style="none" style:text-line-through-type="none" style:text-position="0% 100%" style:font-name="Calibri" fo:font-size="54pt" fo:letter-spacing="normal" fo:font-style="normal" style:text-underline-style="none" fo:font-weight="bold" style:font-name-asian="Calibri" style:font-size-asian="54pt" style:font-style-asian="normal" style:font-weight-asian="bold" style:font-name-complex="Calibri" style:font-size-complex="54pt" style:font-style-complex="normal" style:font-weight-complex="bold"/>
    </style:style>
    <style:style style:name="T4" style:family="text">
      <style:text-properties fo:font-variant="normal" fo:text-transform="none" fo:color="#7030a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text:list-style style:name="L1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" presentation:presentation-page-layout-name="AL1T11">
        <office:forms form:automatic-focus="false" form:apply-design-mode="false"/>
        <draw:frame draw:name="Google Shape;240;p18" presentation:style-name="pr1" draw:text-style-name="P4" draw:layer="layout" svg:width="24.149cm" svg:height="10.401cm" svg:x="1.851cm" svg:y="7.4cm" presentation:class="outline" presentation:user-transformed="true">
          <draw:text-box>
            <text:list text:style-name="L1">
              <text:list-item>
                <text:p text:style-name="P1"><text:span text:style-name="T1">I would have chosen ___________ to be the next King of England.</text:span></text:p>
              </text:list-item>
            </text:list>
            <text:p text:style-name="P2"><text:span text:style-name="T1"/></text:p>
            <text:list text:continue-numbering="true" text:style-name="L1">
              <text:list-item>
                <text:p text:style-name="P3"><text:span text:style-name="T1">I think he was the strongest candidate because… Furthermore…</text:span></text:p>
              </text:list-item>
            </text:list>
            <text:p text:style-name="P2"><text:span text:style-name="T1"/></text:p>
            <text:list text:continue-numbering="true" text:style-name="L1">
              <text:list-item>
                <text:p text:style-name="P3"><text:span text:style-name="T1">I think the weakest candidate was ______________ because…</text:span></text:p>
              </text:list-item>
            </text:list>
          </draw:text-box>
        </draw:frame>
        <draw:frame draw:name="Google Shape;241;p18" presentation:style-name="pr2" draw:text-style-name="P6" draw:layer="layout" svg:width="6.299cm" svg:height="1.117cm" svg:x="19.774cm" svg:y="19.464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draw:custom-shape draw:name="Google Shape;242;p18" draw:style-name="gr1" draw:text-style-name="P8" draw:layer="layout" svg:width="16.625cm" svg:height="4.825cm" svg:x="5.687cm" svg:y="1.027cm">
          <text:p text:style-name="P7"><text:span text:style-name="T3">Who would you choos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18" draw:style-name="gr2" draw:text-style-name="P10" draw:layer="layout" svg:width="6.938cm" svg:height="1.777cm" svg:x="20.451cm" svg:y="0.012cm">
          <text:p text:style-name="P9"><text:span text:style-name="T4">Who would you choos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Google Shape;237;p18:notes" presentation:style-name="pr3" draw:text-style-name="P11" draw:layer="layout" svg:width="16.799cm" svg:height="11.693cm" svg:x="2.1cm" svg:y="14.293cm" presentation:class="notes" presentation:placeholder="true" presentation:user-transformed="true">
            <draw:text-box/>
          </draw:frame>
          <draw:page-thumbnail draw:name="Google Shape;238;p18:notes" draw:style-name="gr3" draw:layer="layout" svg:width="16.799cm" svg:height="10.023cm" svg:x="2.1cm" svg:y="3.712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Calibri" svg:font-family="Calibri"/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" fo:font-family="'Liberation Sans'" style:font-style-name="Normal" style:font-family-generic="roman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fo:font-size="27.8999996185303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fo:font-size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fo:font-size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fo:font-size="26.7000007629395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fo:font-size="35.5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fo:font-size="47.4000015258789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63.0999984741211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84.1999969482422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6" style:family="presentation" style:parent-style-name="OBJEC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7" style:family="presentation" style:parent-style-name="OBJEC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8" style:family="presentation" style:parent-style-name="OBJEC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9" style:family="presentation" style:parent-style-name="OBJEC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11.929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OBJEC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OBJEC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</style:style>
    <style:style style:name="MP8" style:family="paragraph">
      <style:paragraph-properties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font-size="14pt" style:font-size-asian="14pt" style:font-size-complex="14pt"/>
    </style:style>
    <style:style style:name="MT4" style:family="text">
      <style:text-properties fo:font-variant="normal" fo:text-transform="none" fo:color="#88888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NA" style:page-layout-name="PM1" draw:style-name="Mdp1">
      <draw:frame draw:style-name="Mgr3" draw:text-style-name="MP5" draw:layer="backgroundobjects" svg:width="28.016cm" svg:height="21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7cm" svg:x="11.0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draw:style-name="Mgr4" draw:text-style-name="MP7" draw:layer="backgroundobjects" svg:width="25.199cm" svg:height="12.179cm" svg:x="1.4cm" svg:y="4.913cm">
        <draw:text-box>
          <text:p/>
        </draw:text-box>
      </draw:frame>
      <draw:frame presentation:style-name="Mpr4" draw:text-style-name="MP9" draw:layer="backgroundobjects" svg:width="6.523cm" svg:height="1.447cm" svg:x="1.4cm" svg:y="19.13cm" presentation:class="date-time">
        <draw:text-box>
          <text:p text:style-name="MP8"><text:span text:style-name="MT3"><presentation:date-time/></text:span></text:p>
        </draw:text-box>
      </draw:frame>
      <draw:frame presentation:style-name="Mpr4" draw:text-style-name="MP11" draw:layer="backgroundobjects" svg:width="8.875cm" svg:height="1.447cm" svg:x="9.576cm" svg:y="19.13cm" presentation:class="footer">
        <draw:text-box>
          <text:p text:style-name="MP10"><text:span text:style-name="MT3"><presentation:footer/></text:span></text:p>
        </draw:text-box>
      </draw:frame>
      <draw:frame presentation:style-name="Mpr4" draw:text-style-name="MP13" draw:layer="backgroundobjects" svg:width="6.523cm" svg:height="1.447cm" svg:x="20.076cm" svg:y="19.13cm" presentation:class="page-number">
        <draw:text-box>
          <text:p text:style-name="MP12"><text:span text:style-name="MT3"><text:page-number>&lt;number&gt;</text:page-number></text:span></text:p>
        </draw:text-box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5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6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umber&gt;</text:page-number></text:span></text:p>
          </draw:text-box>
        </draw:frame>
      </presentation:notes>
    </style:master-page>
    <style:master-page style:name="OBJECT" style:page-layout-name="PM1" draw:style-name="Mdp2">
      <office:forms form:automatic-focus="false" form:apply-design-mode="false"/>
      <draw:frame draw:name="Google Shape;22;p22" presentation:style-name="OBJECT-title" draw:layer="backgroundobjects" svg:width="24.149cm" svg:height="4.058cm" svg:x="1.924cm" svg:y="1.117cm" presentation:class="title" presentation:placeholder="true" presentation:user-transformed="true">
        <draw:text-box/>
      </draw:frame>
      <draw:frame draw:name="Google Shape;23;p22" presentation:style-name="OBJECT-outline1" draw:layer="backgroundobjects" svg:width="24.149cm" svg:height="13.323cm" svg:x="1.924cm" svg:y="5.59cm" presentation:class="outline" presentation:placeholder="true" presentation:user-transformed="true">
        <draw:text-box/>
      </draw:frame>
      <draw:frame draw:name="Google Shape;24;p22" presentation:style-name="Mpr7" draw:text-style-name="MP14" draw:layer="backgroundobjects" svg:width="6.299cm" svg:height="1.117cm" svg:x="1.924cm" svg:y="19.464cm" presentation:class="date-time" presentation:user-transformed="true">
        <draw:text-box>
          <text:p/>
        </draw:text-box>
      </draw:frame>
      <draw:frame draw:name="Google Shape;25;p22" presentation:style-name="Mpr7" draw:text-style-name="MP14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Google Shape;26;p22" presentation:style-name="Mpr7" draw:text-style-name="MP14" draw:layer="backgroundobjects" svg:width="6.299cm" svg:height="1.117cm" svg:x="19.774cm" svg:y="19.464cm" presentation:class="page-number" presentation:user-transformed="true">
        <draw:text-box>
          <text:p text:style-name="MP15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BJECT-title" draw:layer="backgroundobjects" svg:width="18.665cm" svg:height="11.136cm" svg:x="1.166cm" svg:y="2.256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9" draw:layer="backgroundobjects" svg:width="9.112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8" draw:text-style-name="MP13" draw:layer="backgroundobjects" svg:width="9.112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9" draw:text-style-name="MP9" draw:layer="backgroundobjects" svg:width="9.112cm" svg:height="1.484cm" svg:x="0cm" svg:y="28.214cm" presentation:class="footer">
          <draw:text-box>
            <text:p text:style-name="MP8"><text:span text:style-name="MT3"><presentation:footer/></text:span></text:p>
          </draw:text-box>
        </draw:frame>
        <draw:frame presentation:style-name="Mpr9" draw:text-style-name="MP13" draw:layer="backgroundobjects" svg:width="9.112cm" svg:height="1.484cm" svg:x="11.886cm" svg:y="28.214cm" presentation:class="page-number">
          <draw:text-box>
            <text:p text:style-name="MP12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10T15:32:12.189170377</meta:creation-date>
    <meta:editing-duration>PT16S</meta:editing-duration>
    <meta:editing-cycles>2</meta:editing-cycles>
    <meta:generator>LibreOffice/6.3.5.2$Linux_X86_64 LibreOffice_project/30$Build-2</meta:generator>
    <dc:title>Blank</dc:title>
    <dc:date>2020-03-10T15:32:28.445418163</dc:date>
    <meta:document-statistic meta:object-count="51"/>
    <meta:template xlink:type="simple" xlink:actuate="onRequest" xlink:title="Blank" xlink:href="../../../../../../../../../../../../../../templates/Blan.otp" meta:date="2020-03-10T15:32:11.882477381"/>
  </office:meta>
</office:document-meta>
</file>